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Arial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71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51.47mm"/>
    </style:style>
    <style:style style:name="co6" style:family="table-column">
      <style:table-column-properties fo:break-before="auto" style:column-width="172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153.44mm" fo:break-before="auto" style:use-optimal-row-height="true"/>
    </style:style>
    <style:style style:name="ro4" style:family="table-row">
      <style:table-row-properties style:row-height="175.93mm" fo:break-before="auto" style:use-optimal-row-height="true"/>
    </style:style>
    <style:style style:name="ro5" style:family="table-row">
      <style:table-row-properties style:row-height="23mm" fo:break-before="auto" style:use-optimal-row-height="true"/>
    </style:style>
    <style:style style:name="ro6" style:family="table-row">
      <style:table-row-properties style:row-height="18.5mm" fo:break-before="auto" style:use-optimal-row-height="true"/>
    </style:style>
    <style:style style:name="ro7" style:family="table-row">
      <style:table-row-properties style:row-height="202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dddddd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 style:vertical-align="top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vertical-align="top"/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="0.06pt solid #000000" style:vertical-align="top"/>
      <style:text-properties style:font-name="Liberation Sans" fo:font-size="11pt" style:font-name-asian="Noto Sans CJK SC Regular" style:font-size-asian="11pt" style:font-name-complex="FreeSans1" style:font-size-complex="11pt"/>
    </style:style>
    <style:style style:name="ce8" style:family="table-cell" style:parent-style-name="Default">
      <style:table-cell-properties fo:background-color="#dddddd" fo:border="0.06pt solid #000000" style:vertical-align="top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="0.06pt solid #000000" style:vertical-align="top"/>
      <style:text-properties fo:color="#000000" style:font-name="Liberation Sans" fo:font-size="11pt" fo:language="none" fo:country="none" style:font-name-asian="FreeSans" style:font-size-asian="12pt" style:language-asian="none" style:country-asian="none" style:font-name-complex="FreeSans" style:font-size-complex="11pt"/>
    </style:style>
    <style:style style:name="ce10" style:family="table-cell" style:parent-style-name="Default">
      <style:table-cell-properties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DejaVu Sans" style:font-size-complex="11pt" style:language-complex="en" style:country-complex="US"/>
    </style:style>
    <style:style style:name="ce11" style:family="table-cell" style:parent-style-name="Default">
      <style:table-cell-properties fo:border="0.06pt solid #000000" style:vertical-align="top"/>
      <style:text-properties style:font-name="Liberation Sans" fo:font-size="11pt" fo:language="none" fo:country="none" style:font-name-asian="FreeSans" style:font-size-asian="12pt" style:language-asian="none" style:country-asian="none" style:font-name-complex="DejaVu Sans" style:font-size-complex="11pt" style:language-complex="en" style:country-complex="US"/>
    </style:style>
    <style:style style:name="ce12" style:family="table-cell" style:parent-style-name="Default">
      <style:table-cell-properties fo:border="0.06pt solid #000000" style:vertical-align="top"/>
      <style:text-properties style:font-name="Liberation Sans" fo:font-size="11pt" style:font-name-asian="FreeSans" style:font-size-asian="11pt" style:language-asian="none" style:country-asian="none" style:font-size-complex="11pt"/>
    </style:style>
    <style:style style:name="ce13" style:family="table-cell" style:parent-style-name="Default">
      <style:table-cell-properties fo:border="0.06pt solid #000000" style:vertical-align="top"/>
      <style:text-properties style:font-name="Liberation Sans" fo:font-size="11pt" style:font-name-asian="FreeSans" style:font-size-asian="11pt" style:language-asian="none" style:country-asian="none" style:font-name-complex="FreeSans" style:font-size-complex="11pt"/>
    </style:style>
    <style:style style:name="T1" style:family="text">
      <style:text-properties fo:font-weight="normal" style:letter-kerning="true" fo:country="none" style:country-asian="none" style:font-name-asian="FreeSans" style:font-name-complex="FreeSans" style:font-size-asian="12pt" style:font-weight-asian="normal" style:font-weight-complex="normal"/>
    </style:style>
    <style:style style:name="T2" style:family="text">
      <style:text-properties fo:font-weight="normal" style:letter-kerning="true" fo:country="none" style:country-asian="none" style:font-name-asian="FreeSans" style:font-size-asian="12pt" style:font-weight-asian="normal" style:font-weight-complex="normal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style:font-name-asian="FreeSans" style:font-name-complex="FreeSans"/>
    </style:style>
    <style:style style:name="T5" style:family="text">
      <style:text-properties style:font-name="Liberation Sans;Arial" style:letter-kerning="true" style:country-asian="IN" style:font-name-asian="FreeSans" style:font-size-asian="12pt"/>
    </style:style>
    <style:style style:name="T6" style:family="text">
      <style:text-properties fo:country="IN" style:font-name-asian="FreeSans" style:letter-kerning="true" style:text-emphasize="none" style:font-style-complex="normal" style:font-style-asian="normal" style:font-weight-complex="normal" style:font-weight-asian="normal" style:font-size-complex="11pt" style:font-size-asian="11pt" style:font-name="Liberation Sans;Arial" fo:text-shadow="none" style:text-outline="false" fo:font-style="normal" style:text-line-through-type="none" style:text-underline-style="none" style:text-underline-color="font-color" fo:font-weight="normal" fo:font-size="11pt" style:country-asian="IN"/>
    </style:style>
    <style:style style:name="T7" style:family="text">
      <style:text-properties style:font-name-asian="FreeSans" style:letter-kerning="true" style:font-name="Liberation Sans;Arial" style:country-asian="IN" style:font-size-asian="12pt"/>
    </style:style>
    <style:style style:name="T8" style:family="text">
      <style:text-properties style:letter-kerning="true" style:country-asian="IN" style:font-name-asian="FreeSans" style:font-size-asian="12pt" style:font-name="Liberation Sans;Arial"/>
    </style:style>
    <style:style style:name="T9" style:family="text">
      <style:text-properties style:letter-kerning="true" style:country-asian="IN" style:font-name-asian="FreeSans" style:font-name="Liberation Sans;Arial" fo:country="IN" style:text-emphasize="none" style:font-style-complex="normal" style:font-style-asian="normal" style:font-weight-complex="normal" style:font-size-complex="11pt" style:font-size-asian="11pt" fo:color="#000000" fo:text-shadow="none" style:text-outline="false" fo:font-style="normal" style:text-line-through-type="none" style:text-underline-style="none" style:text-underline-color="font-color" fo:font-weight="normal" fo:font-size="11pt" style:font-weight-asian="normal"/>
    </style:style>
    <style:style style:name="T10" style:family="text">
      <style:text-properties style:letter-kerning="true" style:country-asian="IN" style:font-name-asian="FreeSans" style:font-name="Liberation Sans;Arial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Headers</text:p>
          </table:table-cell>
          <table:table-cell table:style-name="ce1" office:value-type="string" calcext:value-type="string">
            <text:p>Query </text:p>
          </table:table-cell>
          <table:table-cell table:style-name="ce1" office:value-type="string" calcext:value-type="string">
            <text:p>Payload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Available Device</text:p>
          </table:table-cell>
          <table:table-cell table:style-name="ce3"/>
          <table:table-cell table:style-name="ce8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Get Available Devices</text:p>
          </table:table-cell>
          <table:table-cell table:style-name="ce4" office:value-type="string" calcext:value-type="string">
            <text:p>/registration/availabledevices</text:p>
          </table:table-cell>
          <table:table-cell table:style-name="ce4" office:value-type="string" calcext:value-type="string">
            <text:p>Get</text:p>
          </table:table-cell>
          <table:table-cell table:style-name="ce9" office:value-type="string" calcext:value-type="string">
            <text:p><text:span text:style-name="T1">authorization</text:span></text:p>
          </table:table-cell>
          <table:table-cell table:style-name="ce4" office:value-type="string" calcext:value-type="string">
            <text:p>Deviceid – optional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Device</text:p>
          </table:table-cell>
          <table:table-cell table:style-name="ce3"/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reate Device</text:p>
          </table:table-cell>
          <table:table-cell table:style-name="ce4" office:value-type="string" calcext:value-type="string">
            <text:p>/registration/device</text:p>
          </table:table-cell>
          <table:table-cell table:style-name="ce4" office:value-type="string" calcext:value-type="string">
            <text:p>Post</text:p>
          </table:table-cell>
          <table:table-cell table:style-name="ce10" office:value-type="string" calcext:value-type="string">
            <text:p><text:span text:style-name="T2">Content-Type,</text:span></text:p>
            <text:p><text:span text:style-name="T2">Authorization</text:span></text:p>
          </table:table-cell>
          <table:table-cell table:style-name="ce4"/>
          <table:table-cell table:style-name="ce12" office:value-type="string" calcext:value-type="string">
            <text:p>{</text:p>
            <text:p>"deviceid": "234324234",</text:p>
            <text:p>"proto":"OIC or None or Blank",</text:p>
            <text:p>"category":"DEVICE",</text:p>
            <text:p><text:span text:style-name="T4">"gatewayid":"12234",</text:span></text:p>
            <text:p>"type":"door",</text:p>
            <text:p>"data":{</text:p>
            <text:p> "oic":{</text:p>
            <text:p>   "schema":"only if OIC, schema will be oic.r.fan.etc",</text:p>
            <text:p>   "rt":" only if OIC, Resource type"</text:p>
            <text:p> },</text:p>
            <text:p> "properties":[</text:p>
            <text:p>   {</text:p>
            <text:p>     "prop1" : {</text:p>
            <text:p>       "type": "integer",</text:p>
            <text:p>       "description": "The current charge percentage.",</text:p>
            <text:p>       "readOnly": true,</text:p>
            <text:p>       "minimum": 0,</text:p>
            <text:p>       "maximum": 100</text:p>
            <text:p>     },</text:p>
            <text:p>     "prop2":  {</text:p>
            <text:p>       "type": "number",</text:p>
            <text:p>       "description": "Current temperature setting or measurement"</text:p>
            <text:p>     },</text:p>
            <text:p>     "prop3":  {</text:p>
            <text:p>       "enum": ["C","F","K"],</text:p>
            <text:p>       "description": "Units for the temperature value",</text:p>
            <text:p>       "readOnly": true</text:p>
            <text:p>     }</text:p>
            <text:p>   }</text:p>
            <text:p>   ],</text:p>
            <text:p>   "required":["prop2"]</text:p>
            <text:p>}</text:p>
            <text:p>}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Update Device</text:p>
          </table:table-cell>
          <table:table-cell table:style-name="ce7" office:value-type="string" calcext:value-type="string">
            <text:p>/registration/device</text:p>
          </table:table-cell>
          <table:table-cell table:style-name="ce4" office:value-type="string" calcext:value-type="string">
            <text:p>Put</text:p>
          </table:table-cell>
          <table:table-cell table:style-name="ce11" office:value-type="string" calcext:value-type="string">
            <text:p><text:span text:style-name="T2">Content-Type,</text:span></text:p>
            <text:p><text:span text:style-name="T2">Authorization,</text:span></text:p>
            <text:p><text:span text:style-name="T2">X-deviceid,</text:span></text:p>
            <text:p><text:span text:style-name="T2">X-devicedbid</text:span></text:p>
          </table:table-cell>
          <table:table-cell table:style-name="ce4"/>
          <table:table-cell table:style-name="ce13" office:value-type="string" calcext:value-type="string">
            <text:p><text:span text:style-name="T4">{</text:span></text:p>
            <text:p><text:span text:style-name="T4">"proto":"OIC or None or Blank",</text:span></text:p>
            <text:p><text:span text:style-name="T4">"category":"DEVICE",</text:span></text:p>
            <text:p><text:span text:style-name="T4">"gatewayid":"12234",</text:span></text:p>
            <text:p><text:span text:style-name="T4">"type":"door",</text:span></text:p>
            <text:p><text:span text:style-name="T4">"newproperties":{"prop4":"number"},</text:span></text:p>
            <text:p><text:span text:style-name="T4">"data":{</text:span></text:p>
            <text:p><text:span text:style-name="T4"> "oic":{</text:span></text:p>
            <text:p><text:span text:style-name="T4">   "schema":"only if OIC, schema will be oic.r.fan.etc",</text:span></text:p>
            <text:p><text:span text:style-name="T4">   "rt":" only if OIC, Resource type"</text:span></text:p>
            <text:p><text:span text:style-name="T4"> },</text:span></text:p>
            <text:p><text:span text:style-name="T4"> "properties":[</text:span></text:p>
            <text:p><text:span text:style-name="T4">   {</text:span></text:p>
            <text:p><text:span text:style-name="T4">     "prop1" : {</text:span></text:p>
            <text:p><text:span text:style-name="T4">       "type": "integer",</text:span></text:p>
            <text:p><text:span text:style-name="T4">       "description": "The current charge percentage.",</text:span></text:p>
            <text:p><text:span text:style-name="T4">       "readOnly": true,</text:span></text:p>
            <text:p><text:span text:style-name="T4">       "minimum": 0,</text:span></text:p>
            <text:p><text:span text:style-name="T4">       "maximum": 100</text:span></text:p>
            <text:p><text:span text:style-name="T4">     },</text:span></text:p>
            <text:p><text:span text:style-name="T4">     "prop2":  {</text:span></text:p>
            <text:p><text:span text:style-name="T4">       "type": "number",</text:span></text:p>
            <text:p><text:span text:style-name="T4">       "description": "Current temperature setting or measurement"</text:span></text:p>
            <text:p><text:span text:style-name="T4">     },</text:span></text:p>
            <text:p><text:span text:style-name="T4">     "prop3":  {</text:span></text:p>
            <text:p><text:span text:style-name="T4">       "enum": ["C","F","K"],</text:span></text:p>
            <text:p><text:span text:style-name="T4">       "description": "Units for the temperature value",</text:span></text:p>
            <text:p><text:span text:style-name="T4">       "readOnly": true</text:span></text:p>
            <text:p><text:span text:style-name="T4">     },</text:span></text:p>
            <text:p><text:span text:style-name="T4">     "prop4":  {</text:span></text:p>
            <text:p><text:span text:style-name="T4">       "type": "number",</text:span></text:p>
            <text:p><text:span text:style-name="T4">       "description": "Units for the temperature value",</text:span></text:p>
            <text:p><text:span text:style-name="T4">       "readOnly": true</text:span></text:p>
            <text:p><text:span text:style-name="T4">     }</text:span></text:p>
            <text:p><text:span text:style-name="T4">   }</text:span></text:p>
            <text:p><text:span text:style-name="T4">   ],</text:span></text:p>
            <text:p><text:span text:style-name="T4">   "required":["prop2"]</text:span></text:p>
            <text:p><text:span text:style-name="T4">}</text:span></text:p>
            <text:p><text:span text:style-name="T4">}</text:span>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5">
          <table:table-cell table:style-name="ce4" office:value-type="string" calcext:value-type="string">
            <text:p>Get Device</text:p>
          </table:table-cell>
          <table:table-cell table:style-name="ce7" office:value-type="string" calcext:value-type="string">
            <text:p>/registration/device</text:p>
          </table:table-cell>
          <table:table-cell table:style-name="ce4" office:value-type="string" calcext:value-type="string">
            <text:p>Get</text:p>
          </table:table-cell>
          <table:table-cell table:style-name="ce9" office:value-type="string" calcext:value-type="string">
            <text:p><text:span text:style-name="T1">authorization</text:span></text:p>
          </table:table-cell>
          <table:table-cell table:style-name="ce4" office:value-type="string" calcext:value-type="string">
            <text:p>dev_id  - optional,</text:p>
            <text:p>filter_start_date – optional,</text:p>
            <text:p>filter_end_date - optional,</text:p>
            <text:p>filter_limit – optional,</text:p>
            <text:p>Isdelet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9"/>
          <table:table-cell table:style-name="ce4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Delete Device</text:p>
          </table:table-cell>
          <table:table-cell table:style-name="ce7" office:value-type="string" calcext:value-type="string">
            <text:p>/registration/device</text:p>
          </table:table-cell>
          <table:table-cell table:style-name="ce4" office:value-type="string" calcext:value-type="string">
            <text:p>Delete</text:p>
          </table:table-cell>
          <table:table-cell table:style-name="ce9" office:value-type="string" calcext:value-type="string">
            <text:p><text:span text:style-name="T1">Content-type,</text:span></text:p>
            <text:p><text:span text:style-name="T1">authorization,</text:span></text:p>
            <text:p><text:span text:style-name="T1">x-deviceid,</text:span></text:p>
            <text:p><text:span text:style-name="T1">x-devicedbid</text:span></text:p>
          </table:table-cell>
          <table:table-cell table:style-name="ce4"/>
          <table:table-cell table:style-name="ce4" office:value-type="string" calcext:value-type="string">
            <text:p>{</text:p>
            <text:p>"isdelete":"true"</text:p>
            <text:p>}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Device Type</text:p>
          </table:table-cell>
          <table:table-cell table:style-name="ce3"/>
          <table:table-cell table:style-name="ce8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Get Device Type</text:p>
          </table:table-cell>
          <table:table-cell table:style-name="ce4" office:value-type="string" calcext:value-type="string">
            <text:p>/registration/devicetype</text:p>
          </table:table-cell>
          <table:table-cell table:style-name="ce4" office:value-type="string" calcext:value-type="string">
            <text:p>Get</text:p>
          </table:table-cell>
          <table:table-cell table:style-name="ce9" office:value-type="string" calcext:value-type="string">
            <text:p><text:span text:style-name="T1">authorization</text:span></text:p>
          </table:table-cell>
          <table:table-cell table:style-name="ce7" office:value-type="string" calcext:value-type="string">
            <text:p><text:span text:style-name="T3">devicetype  - optional,</text:span></text:p>
            <text:p><text:span text:style-name="T3">filter_start_date – optional,</text:span></text:p>
            <text:p><text:span text:style-name="T3">filter_end_date - optional,</text:span></text:p>
            <text:p><text:span text:style-name="T3">filter_limit – optional</text:span>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5"/>
          <table:table-cell office:value-type="string" calcext:value-type="string">
            <text:p><text:span text:style-name="T5">{</text:span></text:p>
            <text:p><text:span text:style-name="T5">"deviceid": "d1",</text:span></text:p>
            <text:p><text:span text:style-name="T5">"proto":"OIC or None or Blank",</text:span></text:p>
            <text:p><text:span text:style-name="T5">"category":"DEVICE",</text:span></text:p>
            <text:p><text:span text:style-name="T5">"gatewayid":"g1",</text:span></text:p>
            <text:p><text:span text:style-name="T5">"type":"pc",</text:span></text:p>
            <text:p><text:span text:style-name="T5">"data":{</text:span></text:p>
            <text:p><text:span text:style-name="T6"> </text:span><text:span text:style-name="T7">"oic":{</text:span></text:p>
            <text:p><text:span text:style-name="T6">   </text:span><text:span text:style-name="T7">"schema":"only if OIC, schema will be oic.r.fan.etc",</text:span></text:p>
            <text:p><text:span text:style-name="T6">   </text:span><text:span text:style-name="T7">"rt":" only if OIC, Resource type"</text:span></text:p>
            <text:p><text:span text:style-name="T6"> </text:span><text:span text:style-name="T7">},</text:span></text:p>
            <text:p><text:span text:style-name="T6"> </text:span><text:span text:style-name="T7">"properties":[</text:span></text:p>
            <text:p><text:span text:style-name="T6">   </text:span><text:span text:style-name="T7">{</text:span></text:p>
            <text:p><text:span text:style-name="T6">     </text:span><text:span text:style-name="T7">"prop1" : {</text:span></text:p>
            <text:p><text:span text:style-name="T6">       </text:span><text:span text:style-name="T7">"type": "integer",</text:span></text:p>
            <text:p><text:span text:style-name="T6">       </text:span><text:span text:style-name="T7">"description": "The current charge percentage.",</text:span></text:p>
            <text:p><text:span text:style-name="T6">       </text:span><text:span text:style-name="T7">"minimum": 0,</text:span></text:p>
            <text:p><text:span text:style-name="T6">       </text:span><text:span text:style-name="T7">"maximum": 100</text:span></text:p>
            <text:p><text:span text:style-name="T6">     </text:span><text:span text:style-name="T7">},</text:span></text:p>
            <text:p><text:span text:style-name="T6">     </text:span><text:span text:style-name="T7">"prop2":  {</text:span></text:p>
            <text:p><text:span text:style-name="T6">       </text:span><text:span text:style-name="T7">"type": "number",</text:span></text:p>
            <text:p><text:span text:style-name="T6">       </text:span><text:span text:style-name="T7">"description": "Current temperature setting or measurement"</text:span></text:p>
            <text:p><text:span text:style-name="T6">     </text:span><text:span text:style-name="T7">},</text:span></text:p>
            <text:p><text:span text:style-name="T6">     </text:span><text:span text:style-name="T7">"prop3":  {</text:span></text:p>
            <text:p><text:span text:style-name="T6">       </text:span><text:span text:style-name="T7">"type": "enum",</text:span></text:p>
            <text:p><text:span text:style-name="T5"/><text:span text:style-name="T5">"enum": ["C","F","K"],</text:span></text:p>
            <text:p><text:span text:style-name="T6">       </text:span><text:span text:style-name="T7">"description": "Units for the temperature value"</text:span></text:p>
            <text:p><text:span text:style-name="T6">     </text:span><text:span text:style-name="T7">},</text:span></text:p>
            <text:p><text:span text:style-name="T6">     </text:span><text:span text:style-name="T7">"prop4":  {</text:span></text:p>
            <text:p><text:span text:style-name="T6">       </text:span><text:span text:style-name="T7">"type": "text",</text:span></text:p>
            <text:p><text:span text:style-name="T6">       </text:span><text:span text:style-name="T7">"description": "CPU for read only",</text:span></text:p>
            <text:p><text:span text:style-name="T8"/><text:span text:style-name="T9"> </text:span><text:span text:style-name="T10">"readonly": "true",</text:span></text:p>
            <text:p><text:span text:style-name="T6">     </text:span><text:span text:style-name="T7">},</text:span></text:p>
            <text:p><text:span text:style-name="T6">    </text:span><text:span text:style-name="T7">"prop5":  {</text:span></text:p>
            <text:p><text:span text:style-name="T6">       </text:span><text:span text:style-name="T7">"type": "boolean",</text:span></text:p>
            <text:p><text:span text:style-name="T6">       </text:span><text:span text:style-name="T7">"description": "power management"</text:span></text:p>
            <text:p><text:span text:style-name="T6">     </text:span><text:span text:style-name="T7">},</text:span></text:p>
            <text:p><text:span text:style-name="T6">     </text:span><text:span text:style-name="T7">"prop6":  {</text:span></text:p>
            <text:p><text:span text:style-name="T6">       </text:span><text:span text:style-name="T7">"description": "this is free text property"</text:span></text:p>
            <text:p><text:span text:style-name="T6">     </text:span><text:span text:style-name="T7">}</text:span></text:p>
            <text:p><text:span text:style-name="T6">   </text:span><text:span text:style-name="T7">}</text:span></text:p>
            <text:p><text:span text:style-name="T6">   </text:span><text:span text:style-name="T7">],</text:span></text:p>
            <text:p><text:span text:style-name="T6">   </text:span><text:span text:style-name="T7">"required":["prop2"]</text:span></text:p>
            <text:p><text:span text:style-name="T5">}</text:span></text:p>
            <text:p><text:span text:style-name="T5">}</text:span>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Arial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0:46:26.692962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6:52:53.593831477</meta:creation-date>
    <dc:date>2017-06-14T11:09:16.570770463</dc:date>
    <meta:editing-duration>PT9H52M10S</meta:editing-duration>
    <meta:editing-cycles>14</meta:editing-cycles>
    <meta:generator>LibreOffice/5.1.6.2$Linux_X86_64 LibreOffice_project/10m0$Build-2</meta:generator>
    <meta:document-statistic meta:table-count="1" meta:cell-count="40" meta:object-count="0"/>
  </office:meta>
</office:document-meta>
</file>